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style:text-underline-style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P440</text:p>
      <text:p text:style-name="P1">Joseph Morgan</text:p>
      <text:p text:style-name="P1">Homework 0.1</text:p>
      <text:p text:style-name="P14">Signed and unsigned binary numbers:</text:p>
      <text:p text:style-name="P2"/>
      <text:list xml:id="list7035049008946972392" text:style-name="L1">
        <text:list-item>
          <text:p text:style-name="P10">What<text:span text:style-name="T1"> is </text:span>the<text:span text:style-name="T1"> range of unsigned 16 bit numbers in decimal and binary?</text:span></text:p>
        </text:list-item>
      </text:list>
      <text:p text:style-name="P8"/>
      <text:list xml:id="list1819632187" text:continue-numbering="true" text:style-name="L1">
        <text:list-header>
          <text:p text:style-name="P10"><text:span text:style-name="T2">Unsigned 16 bit numbers range from 00000000 00000000 to 11111111 11111111 in binary, or 0 to 65535 in decimal.</text:span></text:p>
          <text:p text:style-name="P3"/>
        </text:list-header>
        <text:list-item>
          <text:p text:style-name="P4">Convert decimal 101 to an 8 bit binary number.</text:p>
          <text:p text:style-name="P4"/>
          <text:p text:style-name="P5">0110 0101</text:p>
          <text:p text:style-name="P5"/>
        </text:list-item>
        <text:list-item>
          <text:p text:style-name="P4">Convert decimal -101 to an 8 bit 2's compliment number.</text:p>
          <text:p text:style-name="P4"/>
          <text:p text:style-name="P5">1001 1011</text:p>
          <text:p text:style-name="P5"/>
        </text:list-item>
        <text:list-item>
          <text:p text:style-name="P9"><text:span text:style-name="T1">What is the decimal value of the 2's compliment number 1101 1001.</text:span></text:p>
          <text:p text:style-name="P9"/>
          <text:p text:style-name="P9"><text:span text:style-name="T3">-39</text:span></text:p>
          <text:p text:style-name="P9"><text:span text:style-name="T3"/></text:p>
        </text:list-item>
        <text:list-item>
          <text:p text:style-name="P12"><text:span text:style-name="T2">What are the largest and smallest decimal values representable in 2's compliment using 8 bits?</text:span></text:p>
          <text:p text:style-name="P12"/>
          <text:p text:style-name="P7"><text:span text:style-name="T2">-128 and 127</text:span></text:p>
          <text:p text:style-name="P7"><text:span text:style-name="T2"/></text:p>
        </text:list-item>
        <text:list-item>
          <text:p text:style-name="P12"><text:span text:style-name="T2">What are the largest and smallest decimal values representable in 2's compliment using 32 bits?</text:span></text:p>
          <text:p text:style-name="P12"/>
          <text:p text:style-name="P7"><text:span text:style-name="T2">-2147483648 and 2147483647</text:span></text:p>
          <text:p text:style-name="P7"><text:span text:style-name="T2"/></text:p>
        </text:list-item>
        <text:list-item>
          <text:p text:style-name="P12"><text:span text:style-name="T2">How many values can be represented with 42 bits using 2's compliment?</text:span></text:p>
          <text:p text:style-name="P12"/>
          <text:p text:style-name="P7"><text:span text:style-name="T2">With </text:span><text:span text:style-name="T1">n</text:span><text:span text:style-name="T2"> bits, you can represent </text:span><text:span text:style-name="T2"><draw:frame draw:style-name="fr1" draw:name="Object1" text:anchor-type="as-char" svg:y="-0.172in" svg:width="0.2217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values, 4398046511104. The data type determines the range, but the number of values is the same. I think.</text:span></text:p>
          <text:p text:style-name="P7"/>
        </text:list-item>
        <text:list-item>
          <text:p text:style-name="P12"><text:span text:style-name="T2">Convert decimal 48 to an 8 bit binary number.</text:span></text:p>
          <text:p text:style-name="P12"/>
          <text:p text:style-name="P7"><text:span text:style-name="T2">0011 0000</text:span></text:p>
          <text:p text:style-name="P7"><text:span text:style-name="T2"/></text:p>
        </text:list-item>
        <text:list-item>
          <text:p text:style-name="P12"><text:span text:style-name="T2">Convert decimal -48 to an 8 bit 2's compliment number.</text:span></text:p>
          <text:p text:style-name="P12"/>
          <text:p text:style-name="P7"><text:span text:style-name="T2">1101 0000</text:span></text:p>
          <text:p text:style-name="P7"><text:span text:style-name="T2"/></text:p>
        </text:list-item>
        <text:list-item>
          <text:p text:style-name="P12"><text:span text:style-name="T2">Convert decimal 38 to an 8 bit binary number.</text:span></text:p>
          <text:p text:style-name="P12"/>
          <text:p text:style-name="P12"><text:span text:style-name="T2">0010 0110</text:span></text:p>
          <text:p text:style-name="P12"><text:span text:style-name="T2"/></text:p>
        </text:list-item>
        <text:list-item>
          <text:p text:style-name="P12"><text:span text:style-name="T2">Convert decimal -38 to an 8 bit 2's compliment number.</text:span></text:p>
          <text:p text:style-name="P12"><text:span text:style-name="T2"/></text:p>
          <text:p text:style-name="P12"><text:soft-page-break/><text:span text:style-name="T2">1101 1010</text:span></text:p>
          <text:p text:style-name="P12"><text:span text:style-name="T2"/></text:p>
        </text:list-item>
        <text:list-item>
          <text:p text:style-name="P12"><text:span text:style-name="T2">What is the decimal value of the 8 bit 2's compliment number 1101 1001</text:span></text:p>
          <text:p text:style-name="P12"><text:span text:style-name="T2"/></text:p>
          <text:p text:style-name="P7"><text:span text:style-name="T2">Compliment: 0010 0110</text:span></text:p>
          <text:p text:style-name="P7"><text:span text:style-name="T2">Add One: 0010 0111</text:span></text:p>
          <text:p text:style-name="P7"><text:span text:style-name="T2">Decimal: 32 + 4 + 2 + 1 = [ -39 ]</text:span></text:p>
          <text:p text:style-name="P7"><text:span text:style-name="T2"/></text:p>
        </text:list-item>
        <text:list-item>
          <text:p text:style-name="P12"><text:span text:style-name="T2">What is the decimal value of the 8 bit 2's compliment number 1001 1000</text:span></text:p>
          <text:p text:style-name="P12"><text:span text:style-name="T2"/></text:p>
          <text:p text:style-name="P7"><text:span text:style-name="T2">Compliment: 0110 0111</text:span></text:p>
          <text:p text:style-name="P7"><text:span text:style-name="T2">Add One: 0110 1000</text:span></text:p>
          <text:p text:style-name="P7"><text:span text:style-name="T2">Decimal: 64 + 32 + 8 = [ -104 ]</text:span></text:p>
          <text:p text:style-name="P12"><text:span text:style-name="T2"/></text:p>
        </text:list-item>
        <text:list-item>
          <text:p text:style-name="P12"><text:span text:style-name="T2">What is the decimal value of the 16 bit 2's compliment number 1101 1001 1001 1000</text:span></text:p>
          <text:p text:style-name="P12"><text:span text:style-name="T2"/></text:p>
          <text:p text:style-name="P7"><text:span text:style-name="T2">Compliment: 0010 0110 0110 0111</text:span></text:p>
          <text:p text:style-name="P7"><text:span text:style-name="T2">Add One: 0010 0110 0110 1000</text:span></text:p>
          <text:p text:style-name="P7"><text:span text:style-name="T2">Decimal: 8192 + 1024 + 512 + 64 + 32 + 8 = [ -9832 ]</text:span></text:p>
          <text:p text:style-name="P12"><text:span text:style-name="T2"/></text:p>
        </text:list-item>
        <text:list-item>
          <text:p text:style-name="P12"><text:span text:style-name="T2">What is the decimal value of the 16 bit 2's compliment number 0101 1001 1001 1000</text:span></text:p>
          <text:p text:style-name="P12"><text:span text:style-name="T2"/></text:p>
          <text:p text:style-name="P7"><text:span text:style-name="T2">No compliment needed</text:span></text:p>
          <text:p text:style-name="P7"><text:span text:style-name="T2">Decimal: 16384 + 4096 + 2048 + 256 + 128 + 16 + 8 = [ 22936 ]</text:span></text:p>
          <text:p text:style-name="P7"><text:span text:style-name="T2"/></text:p>
        </text:list-item>
        <text:list-item>
          <text:p text:style-name="P12"><text:span text:style-name="T2">What is the decimal value of the 8 bit 2's compliment number 0000 0101</text:span></text:p>
          <text:p text:style-name="P12"><text:span text:style-name="T2"/></text:p>
          <text:p text:style-name="P7"><text:span text:style-name="T2">No compliment needed</text:span></text:p>
          <text:p text:style-name="P7"><text:span text:style-name="T2">Decimal: 4 + 1 = [ 5 ]</text:span></text:p>
        </text:list-item>
      </text:list>
      <text:p text:style-name="P6"><text:span text:style-name="T2"/></text:p>
      <text:p text:style-name="P6"><text:span text:style-name="T2"/></text:p>
      <text:p text:style-name="P13"><text:span text:style-name="T4">Floating Point Formats</text:span></text:p>
      <text:p text:style-name="P13"><text:span text:style-name="T4"/></text:p>
      <text:list xml:id="list2096255422" text:continue-numbering="true" text:style-name="L1">
        <text:list-item>
          <text:p text:style-name="P12"><text:span text:style-name="T2">The IEEE standard uses excess 127 format for exponents. What would be the decimal exponent value of 0110 1011?</text:span></text:p>
        </text:list-item>
        <text:list-item>
          <text:p text:style-name="P12"><text:span text:style-name="T2">The IEEE standard uses excess 127. Would excess 128 be better? Explain.</text:span></text:p>
        </text:list-item>
        <text:list-item>
          <text:p text:style-name="P12"><text:span text:style-name="T2">What is the range of exponent values possible using 6 exponent bits? What is the value of k in this “Excess k” format using the IEEE excess mapping scheme?</text:span></text:p>
        </text:list-item>
        <text:list-item>
          <text:p text:style-name="P12"><text:span text:style-name="T2">Consider the following floating point format: 1 sign bit, 4 exponent bits in excess 7 format, and 5 mantissa bits. What are the decimal values represented by the following:</text:span></text:p>
          <text:p text:style-name="P12"><text:span text:style-name="T2">1 1011 11100</text:span></text:p>
          <text:p text:style-name="P12"><text:span text:style-name="T2">0 0100 01011</text:span></text:p>
          <text:p text:style-name="P12"><text:span text:style-name="T2">1 1111 11000</text:span></text:p>
          <text:p text:style-name="P12"><text:span text:style-name="T2">0 0110 01001</text:span></text:p>
        </text:list-item>
        <text:list-item>
          <text:p text:style-name="P12"><text:span text:style-name="T2">Convert decimal 85.0 to this format.</text:span></text:p>
        </text:list-item>
        <text:list-item>
          <text:p text:style-name="P12"><text:span text:style-name="T2">Convert decimal 25.0 to this format.</text:span></text:p>
        </text:list-item>
        <text:list-item>
          <text:p text:style-name="P12"><text:soft-page-break/><text:span text:style-name="T2">Convert decimal 2.25 to this format.</text:span></text:p>
        </text:list-item>
        <text:list-item>
          <text:p text:style-name="P12"><text:span text:style-name="T2">Convert decimal 7.125 to this format.</text:span></text:p>
        </text:list-item>
        <text:list-item>
          <text:p text:style-name="P12"><text:span text:style-name="T2">Consider the following floating point format: 1 sign bit, 4 mantissa bits and 3 exponent bits in excess 4 format. What are the decimal values represented by the following:</text:span></text:p>
          <text:p text:style-name="P12"><text:span text:style-name="T2">1 1011 111</text:span></text:p>
          <text:p text:style-name="P12"><text:span text:style-name="T2">0 0100 010</text:span></text:p>
          <text:p text:style-name="P12"><text:span text:style-name="T2">1 1111 110</text:span></text:p>
          <text:p text:style-name="P12"><text:span text:style-name="T2">0 0110 010</text:span></text:p>
        </text:list-item>
        <text:list-item>
          <text:p text:style-name="P12"><text:span text:style-name="T2">Convert decimal 2.25 to this format.</text:span></text:p>
        </text:list-item>
        <text:list-item>
          <text:p text:style-name="P12"><text:span text:style-name="T2">Convert decimal .0625 to this format.</text:span></text:p>
        </text:list-item>
        <text:list-item>
          <text:p text:style-name="P12"><text:span text:style-name="T2">Convert decimal 0.06640625 to this format.</text:span></text:p>
        </text:list-item>
        <text:list-item>
          <text:p text:style-name="P12"><text:span text:style-name="T2">Convert decimal 5.125 to this format.</text:span></text:p>
        </text:list-item>
      </text:list>
      <text:p text:style-name="P11"><text:span text:style-name="T2"/></text:p>
      <text:p text:style-name="P11"><text:span text:style-name="T2"/></text:p>
      <text:p text:style-name="P13"><text:span text:style-name="T4">Integer Arithmetic</text:span></text:p>
      <text:p text:style-name="P13"><text:span text:style-name="T4"/></text:p>
      <text:list xml:id="list1518241792" text:continue-numbering="true" text:style-name="L1">
        <text:list-item>
          <text:p text:style-name="P12"><text:span text:style-name="T2">Add 1101 1100 + 0100 0101 Interpret the answer as a signed 2's compliment value and as an unsigned value. Indicate if the answer overflows for signed as well as unsigned interpretations.</text:span></text:p>
        </text:list-item>
        <text:list-item>
          <text:p text:style-name="P12"><text:span text:style-name="T2">Add 1101 1100 + 0100 0101 Indicate if the answer overflows for signed as well as unsigned interpretations.</text:span></text:p>
        </text:list-item>
        <text:list-item>
          <text:p text:style-name="P12"><text:span text:style-name="T2">Multiply 0111 1100 + 0100 0101 Indicate if the answer overflows, underflows, truncates or anything else bad happens.</text:span></text:p>
        </text:list-item>
        <text:list-item>
          <text:p text:style-name="P12"><text:span text:style-name="T2">Divide the 22 binary by 7 binary using integer binary long division.</text:span></text:p>
        </text:list-item>
        <text:list-item>
          <text:p text:style-name="P12"><text:span text:style-name="T2">Divide 1 binary by 5 binary using integer binary long division. Indecate if the division terminates.</text:span></text:p>
        </text:list-item>
        <text:list-item>
          <text:p text:style-name="P12"><text:span text:style-name="T2">Divide 1 binary by 8 binary using integer binary long division. Indicate if the division terminates.</text:span></text:p>
        </text:list-item>
      </text:list>
      <text:p text:style-name="P6"><text:span text:style-name="T2"/></text:p>
      <text:p text:style-name="P6"><text:span text:style-name="T2"/></text:p>
      <text:p text:style-name="P13"><text:span text:style-name="T4">Floating Point Arithmetic</text:span></text:p>
      <text:p text:style-name="P13"><text:span text:style-name="T4"/></text:p>
      <text:list xml:id="list151348728" text:continue-numbering="true" text:style-name="L1">
        <text:list-item>
          <text:p text:style-name="P12"><text:span text:style-name="T2">Consider the following floating point format: 1 sign bit, 4 mantissa bits, and 3 exponent bits in excess 4 format.</text:span></text:p>
          <text:p text:style-name="P12"><text:span text:style-name="T2"/></text:p>
          <text:p text:style-name="P12"><text:span text:style-name="T2">Add</text:span></text:p>
          <text:p text:style-name="P12"><text:span text:style-name="T2">1 1011 111</text:span></text:p>
          <text:p text:style-name="P12"><text:span text:style-name="T2">0 0100 010</text:span></text:p>
          <text:p text:style-name="P12"><text:span text:style-name="T2"/></text:p>
          <text:p text:style-name="P12"><text:span text:style-name="T2">Multiply</text:span></text:p>
          <text:p text:style-name="P12"><text:span text:style-name="T2">1 1111 110</text:span></text:p>
          <text:p text:style-name="P12"><text:span text:style-name="T2">0 0110 010</text:span></text:p>
          <text:p text:style-name="P7"><text:span text:style-name="T2"/></text:p>
        </text:list-item>
        <text:list-item>
          <text:p text:style-name="P7"><text:span text:style-name="T2">Consider the following floating point format: 1 sign bit, 4 mantissa bits, and 3 exponent bits in excess 4 format.</text:span></text:p>
          <text:p text:style-name="P7"><text:span text:style-name="T2"/></text:p>
          <text:p text:style-name="P7"><text:soft-page-break/><text:span text:style-name="T2">Add</text:span></text:p>
          <text:p text:style-name="P7"><text:span text:style-name="T2">1 1111 110</text:span></text:p>
          <text:p text:style-name="P7"><text:span text:style-name="T2">0 0110 010</text:span></text:p>
          <text:p text:style-name="P7"><text:span text:style-name="T2"/></text:p>
          <text:p text:style-name="P7"><text:span text:style-name="T2">Multiply</text:span></text:p>
          <text:p text:style-name="P7"><text:span text:style-name="T2">1 1011 111</text:span></text:p>
          <text:p text:style-name="P7"><text:span text:style-name="T2">0 0100 010</text:span></text:p>
        </text:list-item>
      </text:list>
      <text:p text:style-name="P6"><text:span text:style-name="T2"/></text:p>
      <text:p text:style-name="P6"><text:span text:style-name="T2"/></text:p>
      <text:list xml:id="list234148666" text:continue-numbering="true" text:style-name="L1">
        <text:list-header>
          <text:p text:style-name="P7"><text:span text:style-name="T2">For the next 3 problems, calculate how many seconds from Noon, August 24 2017 until the start of the next total solar eclipse in the continental USA on April 8, 2024 in Dallas, TX.</text:span></text:p>
          <text:p text:style-name="P7"><text:span text:style-name="T2"/></text:p>
        </text:list-header>
        <text:list-item>
          <text:p text:style-name="P7"><text:span text:style-name="T2">How many bits are required to store this number of seconds as an unsigned integer?</text:span></text:p>
        </text:list-item>
        <text:list-item>
          <text:p text:style-name="P7"><text:span text:style-name="T2">How many mantissa and exponent bits are required to store this same time period, but in YEARS as a float, without data loss? Use “excess zero” value for your float format. That is, do not add any excess value to the exponenet.</text:span></text:p>
        </text:list-item>
        <text:list-item>
          <text:p text:style-name="P7"><text:span text:style-name="T2">How many mantissa and exponent bits are requred to store this same period, but in DAYS as a float, without data loss? Use “excess zero” value for your float forma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umbering_20_Symbols" style:display-name="Numbering Symbols" style:family="text">
      <style:text-properties fo:font-style="italic" fo:font-weight="bold" style:font-style-asian="italic" style:font-weight-asian="bold" style:font-style-complex="italic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organ</meta:initial-creator>
    <meta:creation-date>2017-08-30T02:02:02</meta:creation-date>
    <meta:document-statistic meta:table-count="0" meta:image-count="0" meta:object-count="1" meta:page-count="5" meta:paragraph-count="93" meta:word-count="906" meta:character-count="4750"/>
    <dc:date>2017-08-30T03:32:37</dc:date>
    <dc:creator>Joseph Morgan</dc:creator>
    <meta:editing-duration>PT13M5S</meta:editing-duration>
    <meta:editing-cycles>1</meta:editing-cycles>
    <meta:generator>OpenOffice/4.1.3$Unix OpenOffice.org_project/413m1$Build-9783</meta:generator>
  </office:meta>
</office:document-meta>
</file>

<file path=Object 1/content.xml><?xml version="1.0" encoding="utf-8"?>
<math xmlns="http://www.w3.org/1998/Math/MathML">
  <semantics>
    <mrow>
      <msup>
        <mn>2</mn>
        <mi>n</mi>
      </msup>
    </mrow>
    <annotation encoding="StarMath 5.0">2^n
</annotation>
  </semantics>
</math>
</file>